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c5c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ffff00"/>
    </style:style>
    <style:style style:name="T48"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4.596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1.86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6">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text:p>
          </table:table-cell>
          <table:table-cell office:value-type="string" calcext:value-type="string">
            <text:p>خَرج</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9">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31">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0">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0">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ینار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text:p>
          </table:table-cell>
          <table:table-cell office:value-type="string" calcext:value-type="string">
            <text:p>نام زد؛ حرف سے موسوم</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31">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text:p>
          </table:table-cell>
          <table:table-cell office:value-type="string" calcext:value-type="string">
            <text:p>حلق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ا</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31">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8">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31">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503">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9: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22T15:39:25.999423524</dc:date>
    <meta:editing-duration>P121DT21H20M4S</meta:editing-duration>
    <meta:editing-cycles>5725</meta:editing-cycles>
    <meta:generator>LibreOffice/7.3.7.2$Linux_X86_64 LibreOffice_project/30$Build-2</meta:generator>
    <meta:document-statistic meta:table-count="3" meta:cell-count="853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